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10"/>
    <style:style style:name="P6" style:family="paragraph" style:parent-style-name="Standard" style:list-style-name="L11"/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nowy Biomes: 7 biomes, 6 advancements</text:p>
      <text:p text:style-name="Standard"/>
      <text:list xml:id="list3898646611891524170" text:style-name="L6">
        <text:list-item>
          <text:p text:style-name="P4">snowy_tundra</text:p>
        </text:list-item>
        <text:list-item>
          <text:p text:style-name="P4">snowy_mountains</text:p>
        </text:list-item>
        <text:list-item>
          <text:p text:style-name="P4">snowy_taiga or snowy_taiga_mountains</text:p>
        </text:list-item>
        <text:list-item>
          <text:p text:style-name="P4">ice_spikes</text:p>
        </text:list-item>
      </text:list>
      <text:list xml:id="list7532614177073256811" text:style-name="L5">
        <text:list-item>
          <text:p text:style-name="P3">snowy_beach</text:p>
        </text:list-item>
        <text:list-item>
          <text:p text:style-name="P3">frozen_river</text:p>
        </text:list-item>
      </text:list>
      <text:p text:style-name="Standard"/>
      <text:p text:style-name="Standard">Cold Biomes: 11 biomes, 5 advancements</text:p>
      <text:p text:style-name="Standard"/>
      <text:list xml:id="list6548818719899244578" text:style-name="L10">
        <text:list-item>
          <text:p text:style-name="P5">mountains or wooded_mountains</text:p>
        </text:list-item>
        <text:list-item>
          <text:p text:style-name="P5">gravelly_mountains or <text:span text:style-name="Source_20_Text">modified_gravelly_mountains.</text:span></text:p>
        </text:list-item>
        <text:list-item>
          <text:p text:style-name="P5">stone_shore</text:p>
        </text:list-item>
        <text:list-item>
          <text:p text:style-name="P5">taiga or taiga_mountains</text:p>
        </text:list-item>
        <text:list-item>
          <text:p text:style-name="P5">giant_spruce_taiga, giant_spruce_taiga_hills, giant_tree_taiga or giant_tree_taiga_hills</text:p>
        </text:list-item>
      </text:list>
      <text:p text:style-name="Standard"/>
      <text:p text:style-name="Standard">Temperate Biomes 19 biomes, 13 advancements</text:p>
      <text:p text:style-name="Standard"/>
      <text:list xml:id="list3689966998755529838" text:style-name="L11">
        <text:list-item>
          <text:p text:style-name="P6">plains</text:p>
        </text:list-item>
        <text:list-item>
          <text:p text:style-name="P6">sunflower_plains</text:p>
        </text:list-item>
        <text:list-item>
          <text:p text:style-name="P6">forest</text:p>
        </text:list-item>
        <text:list-item>
          <text:p text:style-name="P6">flower_forest</text:p>
        </text:list-item>
        <text:list-item>
          <text:p text:style-name="P6">birch_forest</text:p>
        </text:list-item>
        <text:list-item>
          <text:p text:style-name="P6">tall_birch_forest</text:p>
        </text:list-item>
        <text:list-item>
          <text:p text:style-name="P6">dark_forest or dark_forest_hills ===</text:p>
        </text:list-item>
        <text:list-item>
          <text:p text:style-name="P6">swamp or swamp_hills</text:p>
        </text:list-item>
        <text:list-item>
          <text:p text:style-name="P6">jungle, modified_jungle, jungle_edge, or modified_jungle_edge</text:p>
        </text:list-item>
        <text:list-item>
          <text:p text:style-name="P6">bamboo_jungle</text:p>
        </text:list-item>
        <text:list-item>
          <text:p text:style-name="P6">mushroom_fields or mushroom_field_shore</text:p>
        </text:list-item>
        <text:list-item>
          <text:p text:style-name="P6">beach</text:p>
        </text:list-item>
        <text:list-item>
          <text:p text:style-name="P6">river</text:p>
        </text:list-item>
      </text:list>
      <text:p text:style-name="Standard"/>
      <text:p text:style-name="Standard">Warm Biomes: 12 biomes, 9 advancements</text:p>
      <text:p text:style-name="Standard"/>
      <text:list xml:id="list4402383809820707376" text:style-name="L2">
        <text:list-item>
          <text:p text:style-name="P1">desert</text:p>
        </text:list-item>
        <text:list-item>
          <text:p text:style-name="P1">desert_lakes</text:p>
        </text:list-item>
        <text:list-item>
          <text:p text:style-name="P1">savanna</text:p>
        </text:list-item>
        <text:list-item>
          <text:p text:style-name="P1">savanna_plateau or modified_savanna_plateau</text:p>
        </text:list-item>
        <text:list-item>
          <text:p text:style-name="P1">shattered_savanna</text:p>
        </text:list-item>
      </text:list>
      <text:p text:style-name="Standard"/>
      <text:list xml:id="list42787742" text:continue-numbering="true" text:style-name="L2">
        <text:list-item>
          <text:p text:style-name="P1">badlands</text:p>
        </text:list-item>
        <text:list-item>
          <text:p text:style-name="P1">badlands_plateau or modified_badlands_plateau</text:p>
        </text:list-item>
        <text:list-item>
          <text:p text:style-name="P1">eroded_badlands</text:p>
        </text:list-item>
        <text:list-item>
          <text:p text:style-name="P1">wooded_badlands_plateau or modified_wooded_badlands_plateau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Ocean Biomes: 9 biomes, 5 advancements</text:p>
      <text:p text:style-name="Standard"/>
      <text:list xml:id="list4138775098273850090" text:style-name="L3">
        <text:list-item>
          <text:p text:style-name="P2">warm_ocean</text:p>
        </text:list-item>
        <text:list-item>
          <text:p text:style-name="P2">lukewarm_ocean or deep_lukewarm_ocean</text:p>
        </text:list-item>
        <text:list-item>
          <text:p text:style-name="P2">ocean or deep_ocean</text:p>
        </text:list-item>
        <text:list-item>
          <text:p text:style-name="P2">cold_ocean or deep_cold_ocean</text:p>
        </text:list-item>
        <text:list-item>
          <text:p text:style-name="P2">frozen_ocean or deep_frozen_ocean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Moore</meta:initial-creator>
    <meta:creation-date>2019-10-14T19:52:19.22</meta:creation-date>
    <meta:document-statistic meta:table-count="0" meta:image-count="0" meta:object-count="0" meta:page-count="2" meta:paragraph-count="43" meta:word-count="143" meta:character-count="1187"/>
    <dc:date>2019-10-15T22:59:21.50</dc:date>
    <dc:creator>Adam Moore</dc:creator>
    <meta:editing-duration>P1DT11M50S</meta:editing-duration>
    <meta:editing-cycles>1</meta:editing-cycles>
    <meta:generator>OpenOffice/4.1.7$Win32 OpenOffice.org_project/417m1$Build-9800</meta:generator>
  </office:meta>
</office:document-meta>
</file>